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style>
    <style:style style:name="gr50"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1" style:family="graphic" style:parent-style-name="standard">
      <style:graphic-properties draw:stroke="none" svg:stroke-color="#000000" draw:fill="none" draw:fill-color="#ffffff" fo:min-height="1.318cm"/>
      <style:paragraph-properties style:writing-mode="lr-tb"/>
    </style:style>
    <style:style style:name="gr52" style:family="graphic" style:parent-style-name="standard">
      <style:graphic-properties draw:stroke="none" svg:stroke-color="#000000" draw:fill="solid" draw:fill-color="#ffffff" draw:textarea-horizontal-align="center" draw:textarea-vertical-align="middle" fo:min-height="1.318cm" draw:shadow="hidden"/>
    </style:style>
    <style:style style:name="gr53"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54"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55"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56"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57" style:family="graphic" style:parent-style-name="standard">
      <style:graphic-properties draw:stroke="none" draw:fill="solid" draw:fill-color="#ffffff" draw:textarea-horizontal-align="justify" draw:textarea-vertical-align="middle" draw:auto-grow-height="false" fo:min-height="3.65cm" fo:min-width="1.5cm"/>
    </style:style>
    <style:style style:name="gr58"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9"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9"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0"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1" style:family="paragraph">
      <loext:graphic-properties draw:fill="none" draw:fill-color="#dc2300"/>
      <style:paragraph-properties fo:text-align="center"/>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F</text:span></text:p>
            <text:p text:style-name="P14"><text:span text:style-name="T1">MF</text:span></text:p>
          </draw:text-box>
        </draw:frame>
        <draw:frame draw:style-name="gr48" draw:text-style-name="P1"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7" draw:layer="layout" svg:width="4.1cm" svg:height="1.568cm" svg:x="0.45cm" svg:y="1.716cm">
          <draw:text-box>
            <text:p text:style-name="P14"><text:span text:style-name="T1">ISO</text:span></text:p>
          </draw:text-box>
        </draw:frame>
        <draw:frame draw:style-name="gr48" draw:text-style-name="P1" draw:layer="layout" svg:width="2.6cm" svg:height="1cm" svg:x="-0.2cm" svg:y="-1.4cm">
          <draw:text-box>
            <text:p>TEXT</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8"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8" draw:layer="layout" svg:width="0.211cm" svg:height="0.822cm" svg:x="1.508cm" svg:y="2.068cm" svg:viewBox="0 0 212 823" svg:d="M0 0c71 0 141 0 212 0 0 274 0 548 0 823-71 0-141 0-212 0 0-275 0-549 0-823z">
            <text:p/>
          </draw:path>
          <draw:path draw:style-name="gr52"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0"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1"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2"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9" draw:layer="layout" svg:width="4.1cm" svg:height="2.885cm" svg:x="0.45cm" svg:y="1.058cm">
          <draw:text-box>
            <text:p text:style-name="P14"><text:span text:style-name="T2">A</text:span></text:p>
          </draw:text-box>
        </draw:frame>
        <draw:frame draw:style-name="gr48" draw:text-style-name="P1" draw:layer="layout" svg:width="2.6cm" svg:height="1cm" svg:x="-0.2cm" svg:y="-1.4cm">
          <draw:text-box>
            <text:p>TEXT</text:p>
          </draw:text-box>
        </draw:frame>
      </draw:page>
      <draw:page draw:name="page3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3"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7" draw:style-name="dp1" draw:master-page-name="Standard">
        <draw:custom-shape draw:style-name="gr50"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3"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8"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4"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39"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5"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0"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1"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2"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742cm" svg:y="0.9cm" svg:viewBox="0 0 1516 3200" draw:points="549,3200 720,1785 0,1785 964,0 794,1411 1516,1411">
          <text:p/>
        </draw:polygon>
      </draw:page>
      <draw:page draw:name="page43"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742cm" svg:y="0.9cm" svg:viewBox="0 0 1516 3200" draw:points="549,3200 720,1785 0,1785 964,0 794,1411 1516,1411">
          <text:p/>
        </draw:polygon>
      </draw:page>
      <draw:page draw:name="page4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742cm" svg:y="0.9cm" svg:viewBox="0 0 1516 3200" draw:points="549,3200 720,1785 0,1785 964,0 794,1411 1516,1411">
          <text:p/>
        </draw:polygon>
        <draw:line draw:style-name="gr58" draw:text-style-name="P7" draw:layer="layout" svg:x1="1.4cm" svg:y1="1.4cm" svg:x2="3.5cm" svg:y2="3.6cm">
          <text:p/>
        </draw:line>
        <draw:line draw:style-name="gr59" draw:text-style-name="P7" draw:layer="layout" svg:x1="1.4cm" svg:y1="1.4cm" svg:x2="3.5cm" svg:y2="3.6cm">
          <text:p/>
        </draw:line>
      </draw:page>
      <draw:page draw:name="page4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742cm" svg:y="0.9cm" svg:viewBox="0 0 1516 3200" draw:points="549,3200 720,1785 0,1785 964,0 794,1411 1516,1411">
          <text:p/>
        </draw:polygon>
        <draw:line draw:style-name="gr58" draw:text-style-name="P7" draw:layer="layout" svg:x1="1.4cm" svg:y1="1.4cm" svg:x2="3.5cm" svg:y2="3.6cm">
          <text:p/>
        </draw:line>
        <draw:line draw:style-name="gr59" draw:text-style-name="P7" draw:layer="layout" svg:x1="1.4cm" svg:y1="1.4cm" svg:x2="3.5cm" svg:y2="3.6cm">
          <text:p/>
        </draw:line>
      </draw:page>
      <draw:page draw:name="page4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draw:page draw:name="page47"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7"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03T17:42:02.640242469</dc:date>
    <meta:editing-duration>PT2H12M20S</meta:editing-duration>
    <meta:editing-cycles>67</meta:editing-cycles>
    <meta:generator>LibreOffice/7.3.7.2$Linux_X86_64 LibreOffice_project/30$Build-2</meta:generator>
    <meta:document-statistic meta:object-count="221"/>
  </office:meta>
</office:document-meta>
</file>